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5.166cm" fo:min-width="15.616cm" loext:decorative="false"/>
    </style:style>
    <style:style style:name="gr2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744cm" fo:min-width="7.444cm" loext:decorative="false"/>
    </style:style>
    <style:style style:name="gr3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817cm" fo:min-width="5.818cm" loext:decorative="false"/>
    </style:style>
    <style:style style:name="gr4" style:family="graphic" style:parent-style-name="standard">
      <style:graphic-properties svg:stroke-color="#000000" draw:fill="solid" draw:fill-color="#3465a4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000000" draw:fill="solid" draw:fill-color="#3465a4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7" style:family="graphic" style:parent-style-name="standard">
      <style:graphic-properties svg:stroke-color="#000000" draw:fill="solid" draw:fill-color="#acb20c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000000" draw:fill="gradient" draw:fill-color="#ff0000" draw:fill-gradient-name="Gradient_20_1" draw:gradient-step-count="0" draw:textarea-vertical-align="middle" draw:auto-grow-height="false" fo:min-height="0.653cm" fo:min-width="6.404cm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Double_20_Dash_20_Dot" svg:stroke-width="0.1cm" svg:stroke-color="#b2b2b2" draw:marker-start-width="0.35cm" draw:marker-end-width="0.35cm" draw:fill="solid" draw:fill-color="#808080" draw:textarea-horizontal-align="justify" draw:textarea-vertical-align="middle" draw:auto-grow-height="false" fo:min-height="0.104cm" fo:min-width="0cm" fo:padding-top="0.175cm" fo:padding-bottom="0.175cm" fo:padding-left="0.3cm" fo:padding-right="0.3cm" fo:wrap-option="wrap" loext:decorative="false"/>
    </style:style>
    <style:style style:name="gr10" style:family="graphic" style:parent-style-name="standard">
      <style:graphic-properties svg:stroke-color="#000000" draw:fill="gradient" draw:fill-color="#ffff38" draw:fill-gradient-name="Gradient_20_5" draw:gradient-step-count="0" draw:fill-hatch-solid="true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1" style:family="graphic" style:parent-style-name="standard">
      <style:graphic-properties svg:stroke-color="#000000" draw:fill="gradient" draw:fill-color="#ffff38" draw:fill-gradient-name="Gradient_20_4" draw:gradient-step-count="0" draw:fill-hatch-solid="true" loext:fill-use-slide-background="false" style:repeat="repeat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12" style:family="graphic" style:parent-style-name="objectwithoutfill">
      <style:graphic-properties svg:stroke-width="0.1cm" svg:stroke-color="#3465a4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13" style:family="graphic" style:parent-style-name="standard">
      <style:graphic-properties svg:stroke-color="#000000" draw:fill="none" draw:fill-color="#dddddd" loext:fill-use-slide-background="false" draw:textarea-horizontal-align="justify" draw:textarea-vertical-align="middle" draw:auto-grow-height="false" fo:min-height="2.006cm" fo:min-width="4.656cm" loext:decorative="false"/>
    </style:style>
    <style:style style:name="gr14" style:family="graphic" style:parent-style-name="objectwithoutfill">
      <style:graphic-properties draw:stroke="dash" draw:stroke-dash="Dot_20__28_Rounded_29_" svg:stroke-width="0.1cm" svg:stroke-color="#3465a4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5" style:family="graphic" style:parent-style-name="objectwithoutfill">
      <style:graphic-properties draw:stroke="dash" draw:stroke-dash="Dot_20__28_Rounded_29_" svg:stroke-width="0.1cm" svg:stroke-color="#8d1d75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6" style:family="graphic" style:parent-style-name="objectwithoutfill">
      <style:graphic-properties draw:stroke="dash" draw:stroke-dash="Dot_20__28_Rounded_29_" svg:stroke-width="0.1cm" svg:stroke-color="#808080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17" style:family="graphic" style:parent-style-name="objectwithoutfill">
      <style:graphic-properties svg:stroke-width="0.1cm" svg:stroke-color="#acb20c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18" style:family="graphic" style:parent-style-name="objectwithoutfill">
      <style:graphic-properties svg:stroke-width="0.1cm" svg:stroke-color="#8d1d75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19" style:family="graphic" style:parent-style-name="objectwithoutfill">
      <style:graphic-properties svg:stroke-width="0.1cm" svg:stroke-color="#8d1d75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20" style:family="graphic" style:parent-style-name="objectwithoutfill">
      <style:graphic-properties svg:stroke-width="0.1cm" svg:stroke-color="#3465a4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21" style:family="graphic" style:parent-style-name="objectwithoutfill">
      <style:graphic-properties svg:stroke-width="0.1cm" svg:stroke-color="#acb20c" draw:marker-start-width="0.35cm" draw:marker-end="Concave" draw:marker-end-width="0.4cm" draw:fill="none" draw:textarea-vertical-align="middle" fo:padding-top="0.175cm" fo:padding-bottom="0.175cm" fo:padding-left="0.3cm" fo:padding-right="0.3cm" loext:decorative="false"/>
    </style:style>
    <style:style style:name="gr22" style:family="graphic" style:parent-style-name="standard">
      <style:graphic-properties svg:stroke-color="#000000" draw:fill="solid" draw:fill-color="#8d1d75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23" style:family="graphic" style:parent-style-name="standard">
      <style:graphic-properties svg:stroke-color="#000000" draw:fill="solid" draw:fill-color="#8d1d75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24" style:family="graphic" style:parent-style-name="standard">
      <style:graphic-properties draw:stroke="none" svg:stroke-color="#dddddd" draw:fill="gradient" draw:fill-color="#bf0041" draw:fill-gradient-name="Gradient_20_6" draw:gradient-step-count="0" draw:opacity="30%" draw:textarea-vertical-align="middle" draw:auto-grow-height="false" fo:min-height="10.751cm" fo:min-width="11.701cm" draw:shadow-opacity="30%" loext:decorative="fals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3465a4"/>
      <style:paragraph-properties fo:text-align="center" style:writing-mode="lr-tb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acb20c"/>
      <style:paragraph-properties fo:text-align="center" style:writing-mode="lr-tb"/>
    </style:style>
    <style:style style:name="P7" style:family="paragraph">
      <loext:graphic-properties draw:fill="gradient" draw:fill-color="#ff0000" draw:fill-gradient-name="Gradient_20_1" draw:gradient-step-count="0"/>
      <style:paragraph-properties fo:text-align="center" style:writing-mode="lr-tb"/>
    </style:style>
    <style:style style:name="P8" style:family="paragraph">
      <loext:graphic-properties draw:fill="solid" draw:fill-color="#808080"/>
      <style:paragraph-properties fo:text-align="center"/>
    </style:style>
    <style:style style:name="P9" style:family="paragraph">
      <loext:graphic-properties draw:fill="gradient" draw:fill-color="#ffff38" draw:fill-gradient-name="Gradient_20_5" draw:gradient-step-count="0" draw:fill-hatch-solid="true"/>
      <style:paragraph-properties fo:text-align="center" style:writing-mode="lr-tb"/>
    </style:style>
    <style:style style:name="P10" style:family="paragraph">
      <loext:graphic-properties draw:fill="gradient" draw:fill-color="#ffff38" draw:fill-gradient-name="Gradient_20_4" draw:gradient-step-count="0" draw:fill-hatch-solid="true" style:repeat="repeat"/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dddddd"/>
      <style:paragraph-properties fo:text-align="center"/>
    </style:style>
    <style:style style:name="P13" style:family="paragraph">
      <loext:graphic-properties draw:fill="solid" draw:fill-color="#8d1d75"/>
      <style:paragraph-properties fo:text-align="center" style:writing-mode="lr-tb"/>
    </style:style>
    <style:style style:name="P14" style:family="paragraph">
      <loext:graphic-properties draw:fill="gradient" draw:fill-color="#bf0041" draw:fill-gradient-name="Gradient_20_6" draw:gradient-step-count="0" draw:opacity="30%"/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7cm" svg:height="6cm" svg:x="1.3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" draw:text-style-name="P2" draw:layer="layout" svg:width="8.7cm" svg:height="7.75cm" svg:x="1.3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" draw:text-style-name="P2" draw:layer="layout" svg:width="7cm" svg:height="7.749cm" svg:x="11cm" svg:y="10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4" draw:text-style-name="P4" xml:id="id12" draw:id="id12" draw:layer="layout" svg:width="5cm" svg:height="0.999cm" svg:x="12.018cm" svg:y="14.75cm">
          <text:p text:style-name="P3"><text:span text:style-name="T1">private_key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5" draw:text-style-name="P4" xml:id="id3" draw:id="id3" draw:layer="layout" svg:width="5.018cm" svg:height="0.999cm" svg:x="12cm" svg:y="15.75cm">
          <text:p text:style-name="P3"><text:span text:style-name="T1">public_key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6" draw:text-style-name="P5" draw:layer="layout" svg:width="4cm" svg:height="1cm" svg:x="2.3cm" svg:y="11cm">
          <draw:text-box>
            <text:p>Alice</text:p>
          </draw:text-box>
        </draw:frame>
        <draw:frame draw:style-name="gr6" draw:text-style-name="P5" draw:layer="layout" svg:width="5cm" svg:height="1cm" svg:x="2.3cm" svg:y="3.5cm">
          <draw:text-box>
            <text:p>Cipher Relay</text:p>
          </draw:text-box>
        </draw:frame>
        <draw:frame draw:style-name="gr6" draw:text-style-name="P5" draw:layer="layout" svg:width="4cm" svg:height="1cm" svg:x="12cm" svg:y="11.749cm">
          <draw:text-box>
            <text:p>Bob</text:p>
          </draw:text-box>
        </draw:frame>
        <draw:custom-shape draw:style-name="gr7" draw:text-style-name="P6" xml:id="id7" draw:id="id7" draw:layer="layout" svg:width="5.018cm" svg:height="0.999cm" svg:x="2.3cm" svg:y="12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8" draw:text-style-name="P7" xml:id="id6" draw:id="id6" draw:layer="layout" svg:width="7cm" svg:height="0.999cm" svg:x="5.3cm" svg:y="6.7cm">
          <text:p text:style-name="P3"><text:span text:style-name="T1">transform_key_A2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xml:id="id4" draw:id="id4" draw:layer="layout" svg:width="0.5cm" svg:height="0.5cm" svg:x="8.55cm" svg:y="13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8" draw:id="id8" draw:layer="layout" svg:width="0.5cm" svg:height="0.5cm" svg:x="4.5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xml:id="id10" draw:id="id10" draw:layer="layout" svg:width="5.018cm" svg:height="0.999cm" svg:x="2.3cm" svg:y="5.001cm">
          <text:p text:style-name="P3"><text:span text:style-name="T1">cipher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1" draw:text-style-name="P10" xml:id="id1" draw:id="id1" draw:layer="layout" svg:width="5.018cm" svg:height="0.999cm" svg:x="11.982cm" svg:y="5cm">
          <text:p text:style-name="P3"><text:span text:style-name="T1">cipher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9" draw:text-style-name="P8" xml:id="id11" draw:id="id11" draw:layer="layout" svg:width="0.5cm" svg:height="0.5cm" svg:x="8.5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8" xml:id="id2" draw:id="id2" draw:layer="layout" svg:width="0.5cm" svg:height="0.5cm" svg:x="14.2cm" svg:y="1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11" draw:layer="layout" draw:type="curve" svg:x1="14.491cm" svg:y1="5.999cm" svg:x2="14.45cm" svg:y2="10.749cm" draw:start-shape="id1" draw:start-glue-point="2" draw:end-shape="id2" draw:end-glue-point="4" svg:d="M14491 5999c0 3526-41 1152-41 4750" svg:viewBox="0 0 42 4751">
          <text:p/>
        </draw:connector>
        <draw:custom-shape draw:style-name="gr7" draw:text-style-name="P6" xml:id="id13" draw:id="id13" draw:layer="layout" svg:width="5.018cm" svg:height="0.999cm" svg:x="11.95cm" svg:y="12.749cm">
          <text:p text:style-name="P3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2" draw:layer="layout" svg:width="5.4cm" svg:height="2.5cm" svg:x="11.8cm" svg:y="14.499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14" draw:text-style-name="P11" draw:layer="layout" draw:type="curve" svg:x1="12cm" svg:y1="16.249cm" svg:x2="9.05cm" svg:y2="13.6cm" draw:start-shape="id3" draw:start-glue-point="3" draw:end-shape="id4" svg:d="M12000 16249c-2173 0-699-2649-2950-2649" svg:viewBox="0 0 2951 2650">
          <text:p/>
        </draw:connector>
        <draw:connector draw:style-name="gr15" draw:text-style-name="P11" draw:layer="layout" draw:type="curve" svg:x1="7.318cm" svg:y1="15cm" svg:x2="8.8cm" svg:y2="13.85cm" draw:start-shape="id5" draw:start-glue-point="1" draw:end-shape="id4" draw:end-glue-point="8" svg:d="M7318 15000c988 0 1482-383 1482-1150" svg:viewBox="0 0 1483 1151">
          <text:p/>
        </draw:connector>
        <draw:connector draw:style-name="gr16" draw:text-style-name="P11" draw:layer="layout" draw:type="curve" svg:x1="8.8cm" svg:y1="13.35cm" svg:x2="8.8cm" svg:y2="7.699cm" draw:start-shape="id4" draw:start-glue-point="4" draw:end-shape="id6" draw:end-glue-point="2" svg:d="M8800 13350v-5651" svg:viewBox="0 0 1 5652">
          <text:p/>
        </draw:connector>
        <draw:connector draw:style-name="gr17" draw:text-style-name="P11" draw:layer="layout" draw:type="curve" svg:x1="4.809cm" svg:y1="12cm" svg:x2="4.8cm" svg:y2="10.75cm" draw:start-shape="id7" draw:start-glue-point="0" draw:end-shape="id8" draw:end-glue-point="8" svg:d="M4809 12000c0-900-9-275-9-1250" svg:viewBox="0 0 10 1251">
          <text:p/>
        </draw:connector>
        <draw:connector draw:style-name="gr18" draw:text-style-name="P11" draw:layer="layout" draw:type="curve" svg:x1="7.318cm" svg:y1="14cm" svg:x2="5.05cm" svg:y2="10.5cm" draw:start-shape="id9" draw:start-glue-point="1" draw:end-shape="id8" draw:end-glue-point="10" svg:d="M7318 14000c753 0 1887-3500-2268-3500" svg:viewBox="0 0 3001 3501">
          <text:p/>
        </draw:connector>
        <draw:connector draw:style-name="gr19" draw:text-style-name="P11" draw:layer="layout" draw:type="curve" svg:x1="4.8cm" svg:y1="10.25cm" svg:x2="4.809cm" svg:y2="6cm" draw:start-shape="id8" draw:start-glue-point="4" draw:end-shape="id10" draw:end-glue-point="2" svg:d="M4800 10250c0-3223 9-1099 9-4250" svg:viewBox="0 0 10 4251">
          <text:p/>
        </draw:connector>
        <draw:connector draw:style-name="gr19" draw:text-style-name="P11" draw:layer="layout" draw:type="curve" svg:x1="7.318cm" svg:y1="5.5cm" svg:x2="8.55cm" svg:y2="5.5cm" draw:start-shape="id10" draw:start-glue-point="1" draw:end-shape="id11" draw:end-glue-point="6" svg:d="M7318 5500h1232" svg:viewBox="0 0 1233 1">
          <text:p/>
        </draw:connector>
        <draw:connector draw:style-name="gr16" draw:text-style-name="P11" draw:layer="layout" draw:type="curve" svg:x1="8.8cm" svg:y1="6.7cm" svg:x2="8.8cm" svg:y2="5.75cm" draw:start-shape="id6" draw:start-glue-point="0" draw:end-shape="id11" draw:end-glue-point="8" svg:d="M8800 6700v-950" svg:viewBox="0 0 1 951">
          <text:p/>
        </draw:connector>
        <draw:connector draw:style-name="gr12" draw:text-style-name="P11" draw:layer="layout" draw:type="curve" svg:x1="9.05cm" svg:y1="5.5cm" svg:x2="11.982cm" svg:y2="5.499cm" draw:start-shape="id11" draw:start-glue-point="10" draw:end-shape="id1" draw:end-glue-point="3" svg:d="M9050 5500c2238 0 772-1 2932-1" svg:viewBox="0 0 2933 2">
          <text:p/>
        </draw:connector>
        <draw:connector draw:style-name="gr20" draw:text-style-name="P11" draw:layer="layout" draw:type="curve" svg:x1="17.018cm" svg:y1="15.249cm" svg:x2="14.7cm" svg:y2="10.999cm" draw:start-shape="id12" draw:start-glue-point="1" draw:end-shape="id2" draw:end-glue-point="10" svg:d="M17018 15249c753 0 1912-4250-2318-4250" svg:viewBox="0 0 3055 4251">
          <text:p/>
        </draw:connector>
        <draw:connector draw:style-name="gr21" draw:text-style-name="P11" draw:layer="layout" draw:type="curve" svg:x1="14.45cm" svg:y1="11.249cm" svg:x2="14.459cm" svg:y2="12.749cm" draw:start-shape="id2" draw:start-glue-point="8" draw:end-shape="id13" draw:end-glue-point="0" svg:d="M14450 11249c0 1162 9 413 9 1500" svg:viewBox="0 0 10 1501">
          <text:p/>
        </draw:connector>
        <draw:custom-shape draw:style-name="gr22" draw:text-style-name="P13" xml:id="id9" draw:id="id9" draw:layer="layout" svg:width="5cm" svg:height="0.999cm" svg:x="2.318cm" svg:y="13.501cm">
          <text:p text:style-name="P3"><text:span text:style-name="T1">private_key_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3" draw:text-style-name="P13" xml:id="id5" draw:id="id5" draw:layer="layout" svg:width="5.018cm" svg:height="0.999cm" svg:x="2.3cm" svg:y="14.501cm">
          <text:p text:style-name="P3"><text:span text:style-name="T1">public_key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13" draw:text-style-name="P12" draw:layer="layout" svg:width="5.4cm" svg:height="2.5cm" svg:x="2.1cm" svg:y="13.2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24" draw:text-style-name="P14" draw:layer="layout" svg:width="12.2cm" svg:height="11cm" draw:transform="rotate (0.240855436775218) translate (2.101cm 7.169cm)">
          <text:p/>
          <draw:enhanced-geometry svg:viewBox="0 0 21600 21600" draw:text-areas="0 0 21600 21600" draw:type="circular-arrow" draw:modifiers="-164.477741736617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8d1d75" draw:end-color="#3465a4" draw:start-intensity="100%" draw:end-intensity="100%" draw:angle="90deg" draw:border="0%">
      <loext:gradient-stop svg:offset="0" loext:color-type="rgb" loext:color-value="#8d1d75"/>
      <loext:gradient-stop svg:offset="1" loext:color-type="rgb" loext:color-value="#3465a4"/>
    </draw:gradient>
    <draw:gradient draw:name="Gradient_20_4" draw:display-name="Gradient 4" draw:style="ellipsoid" draw:cx="50%" draw:cy="50%" draw:start-color="#3465a4" draw:end-color="#acb20c" draw:start-intensity="100%" draw:end-intensity="100%" draw:angle="0deg" draw:border="15%">
      <loext:gradient-stop svg:offset="0" loext:color-type="rgb" loext:color-value="#3465a4"/>
      <loext:gradient-stop svg:offset="1" loext:color-type="rgb" loext:color-value="#acb20c"/>
    </draw:gradient>
    <draw:gradient draw:name="Gradient_20_5" draw:display-name="Gradient 5" draw:style="ellipsoid" draw:cx="50%" draw:cy="50%" draw:start-color="#800080" draw:end-color="#acb20c" draw:start-intensity="100%" draw:end-intensity="100%" draw:angle="0deg" draw:border="15%">
      <loext:gradient-stop svg:offset="0" loext:color-type="rgb" loext:color-value="#800080"/>
      <loext:gradient-stop svg:offset="1" loext:color-type="rgb" loext:color-value="#acb20c"/>
    </draw:gradient>
    <draw:gradient draw:name="Gradient_20_6" draw:display-name="Gradient 6" draw:style="linear" draw:start-color="#8d1d75" draw:end-color="#3465a4" draw:start-intensity="100%" draw:end-intensity="100%" draw:angle="30deg" draw:border="0%">
      <loext:gradient-stop svg:offset="0" loext:color-type="rgb" loext:color-value="#8d1d75"/>
      <loext:gradient-stop svg:offset="1" loext:color-type="rgb" loext:color-value="#3465a4"/>
    </draw:gradient>
    <draw:marker draw:name="Arrow" svg:viewBox="0 0 20 30" svg:d="M10 0l-10 30h20z"/>
    <draw:marker draw:name="Concave" svg:viewBox="0 0 1131 1580" svg:d="M1013 1491l118 89-567-1580-564 1580 114-85 136-68 148-46 161-17 161 13 153 46z"/>
    <draw:stroke-dash draw:name="Dot_20__28_Rounded_29_" draw:display-name="Dot (Rounded)" draw:style="round" draw:dots1="1" draw:dots1-length="1%" draw:distance="199%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3:39:06.608089605</meta:creation-date>
    <meta:generator>LibreOffice/25.8.0.4$Linux_X86_64 LibreOffice_project/580$Build-4</meta:generator>
    <dc:date>2025-09-02T19:42:27.039896367</dc:date>
    <meta:editing-duration>PT49M25S</meta:editing-duration>
    <meta:editing-cycles>9</meta:editing-cycles>
    <meta:document-statistic meta:object-count="34"/>
  </office:meta>
</office:document-meta>
</file>